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h text:style-name="Heading_20_1" text:outline-level="1"><text:bookmark-start text:name="приложения-созданные-для-облака---концепция-cloud-native"/>1. Приложения, созданные для облака - концепция Cloud Native<text:bookmark-end text:name="приложения-созданные-для-облака---концепция-cloud-native"/></text:h>
      <text:p text:style-name="P1">“Технологии Cloud Native позволяют создавать сложные системы в динамичной, современной среде частного, гибридного или коммерческого облака Cloud. Воплощают такой подход в жизнь контейнеры, сервисные сетки (service mesh), микросервисы, неизменная инфраструктура и декларативный способ управления ресурсами.“ Устав фонда Cloud Native Foundation, управляющего стандартами и общим направлением концепции.</text:p>
      <text:p text:style-name="First_20_paragraph">Современная разработка классических приложений, вспомогательных сервисов, мобильных приложений и их серверных компонентов, и программного обеспечения в целом подразумевает постоянные изменения функциональности. Часто новые функции появляются несколько раз в день. При этом обновления, исправления ошибок и перезапуски не должны останавливать сервис и доступ к его функциям ни на секунду. Практически весь мир объединен глобальным скоростным доступом в Интернет, и одновременный доступ не только миллионов, но сотен миллионов пользователей к удачному приложению и сервису больше не является прерогативой технических гигантов, таких как Google, Apple и Facebook, и вполне доступен маленькому стартапу и индивидуальному программисту. Приложение должно быть готово к пиковой нагрузке, не уменьшая качество своего сервиса. Именно таким и будет приложение, с самого начала созданное для работы в облаке.</text:p>
      <text:h text:style-name="Heading_20_2" text:outline-level="2"><text:bookmark-start text:name="основные-положения-концепции-cloud-native"/>Основные положения концепции Cloud Native<text:bookmark-end text:name="основные-положения-концепции-cloud-native"/></text:h>
      <text:p text:style-name="First_20_paragraph">Возможность быстро и эффективно наращивать функциональность приложения, не переписывая и не ломая уже существующие функции и компоненты, а также их взаимодействия, требует особого подхода к разработке в общем, и к выпуску готовых релизов и их запуску на серверах в частности. Более того, для каждой задачи хорош свой инструмент, что в мире программирования означает, что для каждой задачи чуть лучше может подходить свой собственный язык, его экосистема, и набор библиотек.</text:p>
      <text:p text:style-name="Text_20_body">Реализовать это возможно с помощью так называемых “микросервисов” (microservices), слабо связанных между собой компонентов единой системы или приложения. Они обмениваются данными через сеть, используя стандартные сетевые протоколы, как правило это протокол HTTP и стандарт REST. Разработка и обновление одного микросервиса никак не затрагивает остальные части системы. Микросервисы связываются друг с другом через сетевые порты и абстрактные протоколы, и каждый из них может быть написан на любом подходящем языке и технологии. Обновляются и перезапускаются они также независимо. Микросервисы часто противопоставляются единому, большому серверному приложению, так называемому “монолиту” (monolith).</text:p>
      <text:p text:style-name="Text_20_body">Запуск на одной операционной системе разнородных приложений, написанных с помощью самых разнообразных технологий, как правило не сулит в себе ничего хорошего из-за конфликта системных зависимостей, библиотек и правил доступа. Эту проблему блестяще решают контейнеры (containers). Контейнеры - легкая форма виртуализации, они надежно изолируют приложения друг от друга, и в отличие от виртуальных машин, не требуют полной установки отдельной операционной системы. Запуск и остановка контейнеров практически мгновенна. Множество разнородных модулей и библиотек теперь смогут ужиться в одном сервере Linux, не мешая друг другу, и не требуя для запуска минут, как требуют полноценные виртуальные машины.</text:p>
      <text:p text:style-name="Text_20_body">Одно из преимуществ приложения, разбитого на модули и микросервисы, работающие из собственных контейнеров - тонко настроенное горизонтальное масштабирование. Появляется возможность выделить наиболее нагруженную часть системы и запустить для ее сервисов и компонентов столько экземпляров, сколько необходимо для обработки текущей нагрузки. Для этого требуется практически неограниченная вычислительная мощность, растущая по требованию (ее еще называют эластичной) - эту мощь обеспечивают коммерческие провайдеры облака, такие как Google Cloud (GCP), Amazon Web Services (AWS), SberCloud, Yandex.Cloud.</text:p>
      <text:p text:style-name="Text_20_body">Наконец, мощное, динамично меняющееся приложение, состоящее из сотен распределенных компонентов, соединенных между собой по сети, требует постоянного надзора и очень сложного управления, в том числе и для масштабирования и обновления компонентов. Здесь главную роль играет оркестратор контейнеров (orchestrator), самым популярным среди них без сомнения является Kubernetes. Для наблюдения трафика между компонентами, задержек, графиков исполнения запросов, и сбора и анализа журналов (logs) существуют целые комплексы программных решений, хорошо интегрированных с Kubernetes.</text:p>
      <text:h text:style-name="Heading_20_3" text:outline-level="3"><text:bookmark-start text:name="первые-выводы"/>Первые выводы<text:bookmark-end text:name="первые-выводы"/></text:h>
      <text:p text:style-name="First_20_paragraph">Подводя краткий итог, мы поставили задачу создать максимально гибкое, устойчивое к отказам, всегда доступное приложение, способное выдержать пиковые нагрузки, и увидели, как эта задача может быть решена. Именно описанный подход и методы являются основой приложения, созданного для работы и развертывания в облаке (cloud native). Вот его ключевые атрибуты:</text:p>
      <text:list text:style-name="L1">
        <text:list-item>
          <text:p text:style-name="P2"><text:span text:style-name="T1">Микросервисы</text:span> (microservices) как способ максимально возможной слабой связи между подсистемами приложения. По сути это компонентная разработка, с прицелом на абсолютно независимый друг от друга процесс разработки, свободный выбор технологии, а также независимые выпуски новых версий и их развертывание на сервере.</text:p>
        </text:list-item>
        <text:list-item>
          <text:p text:style-name="P2"><text:span text:style-name="T1">Контейнеры</text:span> (containers) - легкая виртуализация в пределах одной операционной системы (как правило Linux), не требующая “тяжелых” виртуальных машин, включающих в себя полную отдельную операционную систему. Контейнеры позволяют множеству микросервисов незаметно друг для друга работать на одном сервере, в пределах одной операционной системы.</text:p>
        </text:list-item>
        <text:list-item>
          <text:p text:style-name="P2">Эластичная, практически бесконечно доступная при необходимости вычислительная мощность, то есть новые и новые сервера для запуска контейнеров. Эти сервера должны обладать эффективным, автоматическим, легко воспроизводимым способом запуска и конфигурации. Как правило, это обеспечивают коммерческие провайдеры облаков, владеющие большими центрами данных. Большие организации могут себе позволить собственные центры данных с работающими на их основе частными облаками.</text:p>
        </text:list-item>
        <text:list-item>
          <text:p text:style-name="P2"><text:span text:style-name="T1">Оркестровка</text:span> и управление контейнерами, внутри которых находятся микросервисы, в одном или множестве экземпляров. Основным инструментом управления является сейчас Kubernetes, мощный, расширяемый оркестратор, способный управлять, обновлять, масштабировать, настраивать взаимодействие для сотен микросервисов. Оркестратор работает с набором физических или виртуальных серверов в кластере.</text:p>
        </text:list-item>
        <text:list-item>
          <text:p text:style-name="P2"><text:span text:style-name="T1">Наблюдение</text:span> (monitoring) за сложной сетью микросервисов и их взаимодействием, в том числе за состоящими из множества мелких сетевых вызовов транзакциями и комплексными операциями. Необходимы эффективные инструменты для сбора и анализа журналов (logs). В динамической, распределенной среде любой мелкий вызов может таить в себе причину общего сбоя.</text:p>
        </text:list-item>
      </text:list>
      <text:p text:style-name="First_20_paragraph">Теперь давайте взглянем чуть подробнее, какие технологии, подходы и архитектура обеспечивают успех каждого из столпов концепции Cloud Native.</text:p>
      <text:h text:style-name="Heading_20_2" text:outline-level="2"><text:bookmark-start text:name="микросервисы---быстрый-цикл-разработки-и-постоянный-выпуск"/>Микросервисы - быстрый цикл разработки и постоянный выпуск<text:bookmark-end text:name="микросервисы---быстрый-цикл-разработки-и-постоянный-выпуск"/></text:h>
      <text:p text:style-name="First_20_paragraph">Микросервисы (microservices) - очередной виток развития компонентной разработки программных комплексов и приложений. Разбиение сложной задачи на составные более простые части, изоляция сложности, и поиск абстракций, позволяющих упростить и сделать задачу управляемой и решаемой - основа программирования в целом. Разбиение программы на пакеты, функции, классы, а затем и на совершенно независимо работающие друг от друга компоненты логически вытекает из анализа задачи.</text:p>
      <text:p text:style-name="Text_20_body">Микросервисы - это компоненты вашего приложения, независимо друг от друга работающие в облаке и соединенные между собой не прямыми вызовами внутри одного процесса, а передачей данных по сети, используя заранее оговоренные протоколы (обычно HTTP или gRPC) и порты.</text:p>
      <text:p text:style-name="Text_20_body">Эластичность и практически неограниченная вычислительная мощность облака дает нам возможность разбить приложение на логические компоненты и запускать их и управлять ими индивидуально. При необходимости легко увеличить пропускную способность приложения, увеличив количество экземпляров компонентов (работающих в виде микросервисов), испытывающих наибольшую нагрузку. Это так называемое <text:span text:style-name="T1">горизонтальное масштабирование</text:span> (horizontal scaling или scaling out) - при работе в облаке его возможности практически безграничны, при условии выбора удачной архитектуры приложения, дающей возможность разбить его вычислительные потоки на независимые части. Вертикальное масштабирование же подразумевает рост мощности одного сервера и его аппаратных возможностей, что крайне ограничено, и более того, мощные серверы обычно очень дороги.</text:p>
      <text:p text:style-name="Text_20_body">Передача данных между микросервисами осуществляется по сети, по хорошо известным протоколам, поддерживаемым практически всеми известными языками и их библиотеками. Микросервисы больше не являются частью единого проекта и репозитория в системе контроля версий, и разрабатывающие их команды теперь свободны делать любой выбор, эффективно позволяющий решить задачу, стоящую перед компонентом. Это открывает двери для быстро меняющегося мира технологий, и когда-то сделанный выбор архитектуры и языка для одного компонента больше не диктует того же новым компонентам и сервисам.</text:p>
      <text:p text:style-name="Text_20_body">Гораздо меньший размер и менее связанная с другими компонентами функциональность позволяет программистам быстро проводить в жизнь новые идеи, рефакторинг кода, и пробовать новые подходы и процессы разработки. Разумный размер кода делает процесс разработки эффективным и удобным. Это же позволяет проще настроить системы постоянного контроля качества и развертывания сделанных изменений на сервере (CI/CD, continuous integration and delivery), и сделать их работу прозрачной и высокопроизводительной, позволяя программистам быстро проверить, было ли их последнее изменение удачным.</text:p>
      <text:p text:style-name="Text_20_body">Обратной стороной компонентной разработки в распределенной среде является отсутствие гарантии работоспособности - любой сетевой вызов, в отличие от вызова функции внутри единого процесса, подвержен отказам и сбоям, иногда в течение долгого времени. Размытые границы между микросервисами диктуют аккуратный выбор протоколов и передаваемых структур данных. Тестировать взаимодействие микросервисов, взаимодействующих по сети, иногда бывает крайне сложно.</text:p>
      <text:p text:style-name="Text_20_body">Мы подробнее рассмотрим некоторые аспекты дизайна и разработки микросервисов и похожих на них компонентов в отдельной главе.</text:p>
      <text:h text:style-name="Heading_20_2" text:outline-level="2"><text:bookmark-start text:name="контейнеры---изоляция-и-гарантия-неизменяемости-версий"/>Контейнеры - изоляция и гарантия неизменяемости версий<text:bookmark-end text:name="контейнеры---изоляция-и-гарантия-неизменяемости-версий"/></text:h>
      <text:p text:style-name="First_20_paragraph">Мы только что увидели, как много потенциальных преимуществ может принести с собой разбиение приложения на независимые компоненты, или микросервисы. Особенно они важны для программистов, получающих намного больше свободы в своих экспериментах и выборе технологии. Однако запуск таких компонентов должен быть быстрым, а взаимодействующие технологии должны уживаться на одних и тех же серверах (в пределах кластера) без конфликтов и сложных конфигураций.</text:p>
      <text:p text:style-name="Text_20_body">Решить эту задачу можно виртуальными машинами, запуская на них микросервисы. Однако виртуальная машина требует установки и запуска отдельной, самостоятельной операционной системы, и время ее запуска делает быстрое масштабирование и перезапуск компонентов практически невозможным. Как мы уже поняли, эту задачу берут на себя контейнеры с их легкой виртуализацией с помощью возможностей Linux (при необходимости можно запускать контейнеры и на других операционных системах). Время запуска контейнера практически неотличимо от обычного процесса Linux, а изоляция приложений, их файловых систем, и ограничение их ресурсов мало чем отличается от полноценной виртуальной машины.</text:p>
      <text:p text:style-name="Text_20_body">Все содержимое (файлы и зависимости приложения или его части), необходимое для запуска контейнеров, упаковывается в образы (image). Важным свойством образа является его <text:span text:style-name="T1">неизменность</text:span> (immutability), для каждой отдельной метки, или версии, этого образа. Поменять помеченный определенным способом образ с известной контрольной суммой уже невозможно. С практической точки зрения это означает, что созданная когда-то система, настроенная и работающая с определенным набором микросервисов, упакованных в образы для запуска в виде контейнеров, теперь всегда может быть заново воспроизведена в любой необходимый момент. Это важное качество <text:span text:style-name="T1">воспроизводимости</text:span> (reproducibility) гарантирует уверенность в текущем состоянии сложной, составной системы. Мы можем быть уверены в том, что работающая система не была запущена давно потерянным и никому больше не известным набором эзотерических скриптов.</text:p>
      <text:p text:style-name="Text_20_body">В главе про контейнеры мы подробнее узнаем историю виртуальных машин и контейнеров, чуть подробнее взглянем на механизмы их работы, и на основной инструмент разработчика для работы с контейнерами - Docker.</text:p>
      <text:h text:style-name="Heading_20_2" text:outline-level="2"><text:bookmark-start text:name="облако---неизменная-эластичная-инфраструктура.-феникс-вместо-снежинки"/>Облако - неизменная эластичная инфраструктура. “Феникс” вместо “снежинки”<text:bookmark-end text:name="облако---неизменная-эластичная-инфраструктура.-феникс-вместо-снежинки"/></text:h>
      <text:p text:style-name="First_20_paragraph">Эта книга для разработчиков, и для нас, после того как мы создаем серверное приложение или сервис, зачастую начинается довольно туманный период его <text:span text:style-name="T1">реальной эксплуатации</text:span> (production), на основных серверах компании. Классически управлением и запуском готового выпуска приложения заведуют администраторы, или <text:span text:style-name="T1">операторы</text:span> (operators), заведующие всеми деталями настройки и управления серверами. Операторы могут использовать совершенно отдельный от разработки процесс запуска, и свои собственные инструменты для управления настройками серверов.</text:p>
      <text:p text:style-name="Text_20_body">Для разработчиков в подобном процессе эксплуатации исправление и анализ ошибок или нестандартных ситуаций может стать настоящей головной болью. Если управление эксплуатацией совершенно отделено от выпуска и тестирования новых версий, анализ и воспроизведение ошибок особенно сложны, так как настройки и версии операционных систем и их зависимостей могут значительно отличаться от тех, что используются при тестировании или локальной отладке.</text:p>
      <text:p text:style-name="Text_20_body">Особенно тяжело управлять и анализировать поведение большой серверной системы в случае, если каждый сервер представляет собой уникальную “снежинку” (этот термин предложил Мартин Фаулер), то есть обладает уникальным набором настроек и конфигураций операционной системы и ее аппаратного обеспечения. В этом случае функциональность системы сливается с уникальностью сервера и становится очень трудно воспроизводимой, и довольно нестабильной.</text:p>
      <text:p text:style-name="Text_20_body">Гораздо проще восстанавливать и копировать сервер, если он представляет собой “феникса”, способного быстро восстановиться из заранее подготовленного образа (“пепла”, если выражаться в терминах легенды). Еще лучше, если этот образ не бинарная копия диска, а список четких инструкций, по шагам восстанавливающих состояние сервера из известных проверенных компонентов. Эта инструкция хранится в системе контроля версий с историей всех изменений. Примеры - известные инструменты Terraform и Ansible. Сервер, созданный по инструкции, всегда будет одинаковым, и таким образом, обеспечит неизменяемую инфраструктуру приложения (immutable infrastructure).</text:p>
      <text:p text:style-name="Text_20_body">Если и разработчики, и операторы имеют доступ к легко читаемой, легко восстанавливаемой конфигурации своих серверных систем и кластеров, процесс передачи выпущенных сервисов из разработки в эксплуатацию становится прозрачным и легко поддерживаемым. Восстановление среды для тестирования или эксплуатации не представляет собой проблем. Слияние процессов разработки и управления иногда еще называют процессом DevOps (девопс, development + operations).</text:p>
      <text:p text:style-name="Text_20_body">Облачные сервера как нельзя лучше подходят для реализации упомянутых выше “фениксов”, проверенных, неизменяемых серверов c прозрачной историей. Публичные провайдеры облака, такие как Amazon AWS, Google GCP или Yandex.Cloud, создают свои виртуальные или реальные сервера из тщательно проверенных, безопасных версий известных операционных систем, которые не будут внезапно меняться в процессе работы сервера. Ваша команда DevOps затем может использовать подготовленные заранее инструкции для дополнительной автоматической настройки этих серверов.</text:p>
      <text:p text:style-name="Text_20_body">В мире контейнеров все становится еще проще. Провайдеры облака как правило предоставляют оптимизированную операционную систему для запуска контейнеров (чаще всего это особая версия Linux). Все зависимости и дополнительные настройки вы производите уже внутри самого контейнера, и указываете их при создании его образа, помечая его версией. Эта версия затем может многократно запускаться в виде контейнера и уже никогда не меняется. Управление сложными серверными конфигурациями значительно упрощается, и по сути, любой член команды, работающей в формате DevOps, способен без особого труда построить и восстановить любую конфигурацию системы, от тестирования до реальной эксплуатации, просто используя доступное в системе контроля версий описание развертывания и запуска системы.</text:p>
      <text:p text:style-name="Text_20_body">Наконец, основные провайдеры облака как правило обладают мощными центрами данных. При недостатке вычислительной мощности и росте популярности вашего приложения вы сможете динамично расширить свой кластер, добавить в него новые сервера, и запустить на них необходимое количество экземпляров ваших микросервисов. Автоматизирует этот процесс оркестратор Kubernetes.</text:p>
      <text:h text:style-name="Heading_20_2" text:outline-level="2"><text:bookmark-start text:name="оркестровка-kubernetes---декларативное-описание-состояния"/>Оркестровка Kubernetes - декларативное описание состояния<text:bookmark-end text:name="оркестровка-kubernetes---декларативное-описание-состояния"/></text:h>
      <text:p text:style-name="First_20_paragraph">Получив неизменную, эластичную инфраструктуру, и все преимущества изоляции и быстрого запуска контейнеров, необходим инструмент, обладающий достаточной мощью и гибкостью для управления ими. Оркестратор Kubernetes, созданный на основе проверенной годами в компании Google системы управления контейнерами Borg, обладает всем необходимым для запуска и управления сложными системами, развернутыми в облаке. Все основные коммерческие провайдеры облака, Google Cloud, AWS, Azure, российские Yandex.Cloud, #CloudMTS и остальные, в обязательном порядке предоставляют сервисы на основе Kubernetes.</text:p>
      <text:p text:style-name="Text_20_body">Исходный код Kubernetes открыт и находится на GitHub, это один из самых популярных проектов с огромным количеством программистов и компаний, работающих над ним. Запустить Kubernetes возможно на своем собственном, частном облаке и кластере, а начать эксперименты можно и вовсе на своем ноутбуке, используя совершенно полные локальные реализации, такие как Docker for Desktop, Kind и Minikube.</text:p>
      <text:p text:style-name="Text_20_body">Как мы увидели в уставе фонда Cloud Native, декларативное описание является неотъемлемой частью этой концепции. В случае с Kubernetes это означает, что вместо развертывания и запуска приложений (упакованных в образы контейнеров) явными командами из скриптов и терминала, предпочтительным является <text:span text:style-name="T1">желаемое состояние кластера</text:span> (desired state). Состояние описывает все системы, микросервисы и сетевые настройки системы, а управляющая система Kubernetes заботится о том, чтобы кластер представлял собой именно желаемое состояние. Состояние описано в файлах YAML. В главах, посвященных Kubernetes, мы узнаем все детали о нем, и научимся описывать систему декларативным способом.</text:p>
      <text:h text:style-name="Heading_20_2" text:outline-level="2"><text:bookmark-start text:name="инструменты-для-сбора-журналов-и-наблюдения"/>Инструменты для сбора журналов и наблюдения<text:bookmark-end text:name="инструменты-для-сбора-журналов-и-наблюдения"/></text:h>
      <text:p text:style-name="First_20_paragraph">Развернув систему из множества микросервисов, общающихся между собой по сети, зачастую асинхронно, мы получим взрывной рост разнообразных условий, при которых система будет вести себя отлично от идеала. В отличие от монолитного приложения, журналы (logs) которого можно анализировать в относительном порядке, и не волноваться о сбоях вызовов внутри одного процесса, в распределенной, микросервисной среде каждый вызов может сорваться или внести каскадный сбой.</text:p>
      <text:p text:style-name="Text_20_body">Вокруг концепции Cloud Native сложилась огромная, динамичная экосистема решений и продуктов, помогающих решить неизбежные проблемы распределенных асинхронных систем. Прежде всего это “сервисные сетки” (service mesh), такие как Istio и Linkerd. Смысл термина “service mesh” состоит в упорядочении и управлении сетевыми переговорами микросервисов, но слово “сеть” уже давно и прочно занято, и мы используем “сетку”, чтобы уменьшить путаницу. Сервисные сетки решают многие проблемы, дают возможность наблюдать за сетевыми вызовами, строить графы, получать задержки, и многое другое. Системы сбора метрик, такие как Prometheus, позволяют интегрировать метрики вашей системы в единые центры наблюдения (к примеру, на основе Grafana). Управление журналами, например Fluentd, справляется со сбором и упорядочением десятков разнообразных журналов, полученных от микросервисов. Мы еще раз вспомним эти инструменты, когда будем рассматривать микросервисы в следующей главе.</text:p>
      <text:h text:style-name="Heading_20_2" text:outline-level="2"><text:bookmark-start text:name="разработка-на-практике---12-факторов-облачного-приложения"/>Разработка на практике - 12 факторов облачного приложения<text:bookmark-end text:name="разработка-на-практике---12-факторов-облачного-приложения"/></text:h>
      <text:p text:style-name="First_20_paragraph">Теория и концепция Cloud Native, то есть приложений, созданных для облака, пока выглядит стройно и логично, и остальную часть книги мы посвятим практическому применению ее основных частей. Однако всегда интересно узнать “выжимку” опыта компаний, команд и программистов, которые уже попробовали разработку таких приложений, и увидели всю подноготную проблем, с которыми придется столкнуться - как мы знаем, в программировании многие неприятности скрываются именно в мелких деталях.</text:p>
      <text:p text:style-name="Text_20_body">Команда облачного сервиса Heroku, популярного выбора для небольших команд и микросервисных систем, собрала свои наблюдения в каталог из 12 факторов (12 factor app), наличие которых в дизайне и реализации системы резко повышает его шансы на успешную работу в облаке и простую поддержку готовой системы. Отсутствие этих факторов, или, что хуже, выбор противоположных решений, может впоследствии усложнить разработку и развертывание облачного приложения. Давайте посмотрим на эти факторы, и увидим, как они соотносятся с положениями концепции Cloud Native.</text:p>
      <text:h text:style-name="Heading_20_3" text:outline-level="3"><text:bookmark-start text:name="единая-база-кода"/>1 - Единая база кода<text:bookmark-end text:name="единая-база-кода"/></text:h>
      <text:p text:style-name="First_20_paragraph">Весь код приложения, или микросервиса должен находиться в своем отдельном репозитории (GitHub или что-то еще). Использовать один репозиторий для нескольких сервисов не рекомендуется из-за возрастающей сложности сборки и связанности между компонентами системы. В главе про микросервисы мы подробнее узнаем, почему это хорошая мысль.</text:p>
      <text:h text:style-name="Heading_20_3" text:outline-level="3"><text:bookmark-start text:name="явное-описание-и-изоляция-зависимостей"/>2 - Явное описание и изоляция зависимостей<text:bookmark-end text:name="явное-описание-и-изоляция-зависимостей"/></text:h>
      <text:p text:style-name="First_20_paragraph">Облачное приложение ни в коем случае не должно рассчитывать, что на серверах кластера что-то будет доступно или предустановлено. Этот фактор отлично накладывается на рекомендуемый способ работы с контейнерами - вы всегда способны заново построить образ контейнера своего приложения (обычно с помощью Dockerfile), и он включает в себя все необходимое для работы - любые библиотеки JAR, пакеты Node.js, и так далее.</text:p>
      <text:h text:style-name="Heading_20_3" text:outline-level="3"><text:bookmark-start text:name="управление-конфигурацией"/>3 - Управление конфигурацией<text:bookmark-end text:name="управление-конфигурацией"/></text:h>
      <text:p text:style-name="First_20_paragraph">Гибкое приложение избегает включения любых элементов конфигурации в свой исходный код - это пароли, адреса баз данных, даже порты микросервисов-партнеров. Большую помощь в реализации этого фактора оказывает Kubernetes. Он, хоть и не может вас заставить вынести всю конфигурацию в переменные окружения (environment variables), предоставляет удобные инструменты, такие как “секреты” (secrets) и карты конфигурации (config maps). Они описываются декларативно, в файлах YAML. Меняя карты конфигурации, вы с легкостью можете развернуть свою систему в совершенно другом окружении, например, для отладки, или у нового клиента на его собственных серверах.</text:p>
      <text:h text:style-name="Heading_20_3" text:outline-level="3"><text:bookmark-start text:name="вспомогательные-ресурсы-через-конфигурацию"/>4 - Вспомогательные ресурсы через конфигурацию<text:bookmark-end text:name="вспомогательные-ресурсы-через-конфигурацию"/></text:h>
      <text:p text:style-name="First_20_paragraph">Система, использующая дополнительные внешние системы и ресурсы, такие как базы данных, хранилища неструктурированных данных, почтовые и СМС-сервисы, в идеале максимально абстрагирует свои связи с ними. Выделение точного интерфейса для работы с ними, и вынесение в переменные окружения всех параметров для доступа и соединения с такими ресурсами поможет системе уменьшить количество зависимостей и легкость работы в разнообразных облаках и окружениях. Вновь, карты конфигурации Kubernetes отлично справятся. Для более сложных случаев можно описать ресурс в виде нестандартного объекта Kubernetes (CRD, custom resource definition).</text:p>
      <text:h text:style-name="Heading_20_3" text:outline-level="3"><text:bookmark-start text:name="строгое-разделение-построения-и-запуска-системы"/>5 - Строгое разделение построения и запуска системы<text:bookmark-end text:name="строгое-разделение-построения-и-запуска-системы"/></text:h>
      <text:p text:style-name="First_20_paragraph">Система не должна запускаться из непроверенных изменений в коде или конфигурации. Собранная с помощью постоянной сборки (CI, continuous integration) система помечается версией или меткой (tag), все собранные бинарные и конфигурационные файлы доступны для перезапуска в случае проблемы. Этот фактор прекрасно обеспечивают образы (image) контейнеров - они неизменны после сборки, вы знаете историю версий в репозитории образов (к примеру Docker Hub), и можете строго воспроизвести любое состояние системы, не откатывая для этого никаких изменений в коде.</text:p>
      <text:h text:style-name="Heading_20_3" text:outline-level="3"><text:bookmark-start text:name="сервисы-без-состояния"/>6 - Сервисы без состояния<text:bookmark-end text:name="сервисы-без-состояния"/></text:h>
      <text:p text:style-name="First_20_paragraph">Микросервисы облачного приложения в идеале не обладают вообще никаким состоянием и стараются не хранить никаких промежуточных результатов для выдачи другим серверам (stateless, share-nothing). Это позволяет добиться легкой масштабируемости и восстановления системы. Необходимо рассчитывать на динамичность облака и то, что любой сервер или диск может быть перезапущен в любую минуту. Данные должны храниться в специализированных сервисах для данных, обычно управляемых облаком - облачных базах данных (Cloud SQL, Amazon RDS), кэшах Memcached, и других. Как мы увидим, именно микросервисы без состояния намного проще создавать с помощью Docker и управлять Kubernetes.</text:p>
      <text:h text:style-name="Heading_20_3" text:outline-level="3"><text:bookmark-start text:name="доступ-через-сетевые-порты"/>7 - Доступ через сетевые порты<text:bookmark-end text:name="доступ-через-сетевые-порты"/></text:h>
      <text:p text:style-name="First_20_paragraph">Микросервисы общаются через сетевые порты, обычно с помощью HTTP в стиле REST, отсылая данные в формате JSON или XML, или используют бинарный протокол gRPC. Если микросервис вызывает другие микросервисы-партнеры, адреса доступа к ним и их порты хранятся отдельно, в конфигурации, или с помощью системы обнаружения сервисов (service discovery). Данное требование идеально исполняется контейнерами, которые объявляют, по какому порту они будут ожидать соединений, и сервисами (service) Kubernetes, описывающими, как эти порты будут доступны в кластере. Kubernetes обеспечивает обнаружение сервисов с помощью простых имен DNS. Все необходимое для работы HTTP сервера находится внутри контейнера (встроенные сервера, например Netty для Java).</text:p>
      <text:h text:style-name="Heading_20_3" text:outline-level="3"><text:bookmark-start text:name="масштабирование-через-запуск-дополнительных-экземпляров"/>8 - Масштабирование через запуск дополнительных экземпляров<text:bookmark-end text:name="масштабирование-через-запуск-дополнительных-экземпляров"/></text:h>
      <text:p text:style-name="First_20_paragraph">Концепция микросервисов позволяет снизить количество ресурсов для четко выделенного компонента системы, и провести его точечное горизонтальное масштабирование - это возможно только в случае микросервисов без состояния (фактор 6). Kubernetes делает масштабирование, в том числе автоматическое в зависимости от загрузки системы, тривиальной задачей, и поддерживает желаемое количество экземпляров микросервиса.</text:p>
      <text:h text:style-name="Heading_20_3" text:outline-level="3"><text:bookmark-start text:name="быстрый-запуск-и-надежная-остановка"/>9 - Быстрый запуск и надежная остановка<text:bookmark-end text:name="быстрый-запуск-и-надежная-остановка"/></text:h>
      <text:p text:style-name="First_20_paragraph">Микросервисы должны запускаться как можно быстрее, вновь в целях быстрой адаптации к возрастающей нагрузке, и более эффективного использования освобождающихся ресурсов. Легковесная виртуализация контейнеров Linux делает запуск новых контейнеров практически мгновенным, почти неотличимым от запуска обычного процесса. Отсутствие состояния и данных в основных компонентах бизнес-логики позволяет быстро их остановить, обновить, без потери данных и функциональности.</text:p>
      <text:h text:style-name="Heading_20_3" text:outline-level="3"><text:bookmark-start text:name="одинаковая-среда-разработки-и-эксплуатации"/>10 - Одинаковая среда разработки и эксплуатации<text:bookmark-end text:name="одинаковая-среда-разработки-и-эксплуатации"/></text:h>
      <text:p text:style-name="First_20_paragraph">В больших распределенных системах, особенно если используется сложная авторизация, роли, базы данных, облачное хранилище данных, сразу же возникает вопрос как организовать среду разработки с похожим поведением, для отладки и проверки нового кода. Часто в целях экономии производственные облачные системы заменяют на менее мощные, или даже на локальные эмуляторы, которые отдаленно напоминают среду эксплуатации (production), но все же имеют множество мелких различий, и называют это средой разработки (dev environment).</text:p>
      <text:p text:style-name="Text_20_body">Авторы 12 факторов яростно протестуют против подобного подхода - среда разработки, среда тестирования, и среда эксплуатации должны полностью совпадать, даже если придется платить за дополнительные ресурсы. В долгосрочном плане это сэкономит множество ресурсов на поиске проблем и сделает возможным более быстрый выпуск надежного нового кода. Я думаю, многие из нас сталкивались с неполноценными средами разработки, и абсолютно не поддающимися воспроизведению в них ошибками реальной эксплуатации. Анализ ошибки в таком случае значительно усложняется.</text:p>
      <text:p text:style-name="Text_20_body">Хотя контейнеры и Kubernetes не смогут автоматически предоставить вам идентичные среды, они сделают это намного проще, благодаря неизменности образов контейнеров, работающих в системе, и легкой переносимости конфигураций YAML. Следование факторам 2, 3, 4 и 6 также сделает создание идентичной среды разработки проще. Более того, если среды абсолютно идентичны, то любой член команды сможет выполнить развертывание, приближая команду к DevOps.</text:p>
      <text:h text:style-name="Heading_20_3" text:outline-level="3"><text:bookmark-start text:name="журналы-logs-в-виде-потока-событий"/>11 - Журналы logs в виде потока событий<text:bookmark-end text:name="журналы-logs-в-виде-потока-событий"/></text:h>
      <text:p text:style-name="First_20_paragraph">В классических монолитных системах журналы пишутся на диск, в файлы. Используется заранее выбранный формат, архивация и инструменты для их обработки (например, Log4J для Java). Ситуация кардинально меняется для контейнеров и системы из распределенных микросервисов. Контейнеры эфемерны и их файловая система пропадает вместе с их остановкой, разные технологии применяют различные форматы журналов, а понять что происходит с системой целиком по разнородным журналам крайне сложно.</text:p>
      <text:p text:style-name="Text_20_body">В облачном приложении журналы не сохраняются и не обрабатываются. Все записи делаются в стандартный вывод (standard output), тот самый, что выводится в терминал при ручном запуске. Именно стандартный вывод используется в контейнерах и Kubernetes. Дополнительные решения (ELK - ElasticSearch + Logstash + Kibana, или Fluentd), работающие под управлением Kubernetes, собирают журналы с различных микросервисов, форматируют, хранят их, и предоставляют инструменты для полного анализа.</text:p>
      <text:h text:style-name="Heading_20_3" text:outline-level="3"><text:bookmark-start text:name="администрирование-как-часть-приложения"/>12 - Администрирование как часть приложения<text:bookmark-end text:name="администрирование-как-часть-приложения"/></text:h>
      <text:p text:style-name="First_20_paragraph">Дополнительные административные задачи, такие как миграция данных или удаление неудачных записей из распределенного кэша, могут исполняться только из среды эксплуатации, эти задачи тестируются вместе с построением и выпуском системы, и поставляются вместе. Уверенность в том, что дополнительное администрирование сделано проверенным способом, и в нужной среде, уменьшит количество ошибок. Неизменность контейнеров и легкий откат к предыдущим версиям развертываний (deployment) в Kubernetes позволят исправить неудачный выпуск системы.</text:p>
      <text:h text:style-name="Heading_20_2" text:outline-level="2"><text:bookmark-start text:name="резюме"/>Резюме<text:bookmark-end text:name="резюме"/></text:h>
      <text:p text:style-name="First_20_paragraph">Завершая свой обзор мира Cloud Native, можно подчеркнуть, что в этой концепции сконцентрирован многолетний опыт технологических гигантов, прошедших путь от первых идей, воплощенных на нескольких слабых серверах, простейшими страницами на PHP и MySQL, к географически распределенным, работающим в виде десятков тысяч микросервисов системам, практически неуязвимым к простоям, пиковым нагрузкам, и трафику миллиардов пользователей со всего мира. Создаваемые вами системы могут быть более скромными, однако разрабатывая их “рожденными для облака”, вы воспользуетесь опытом тысяч инженеров и успешных компаний, и разработаете приложения, удобные в эксплуатации и поддержке, надежные как Google и Yand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
    <dc:description/>
    <dc:subject/>
    <meta:keyword/>
    <meta:initial-creator/>
    <dc:creator/>
    <meta:creation-date>2022-06-23T14:27:39Z</meta:creation-date>
    <dc:date>2022-06-23T14:27:39Z</dc:date>
  </office:meta>
</office:document-meta>
</file>